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geo_kr/full/ed-WnTIf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9T09:21:22.937951959</meta:creation-date>
    <dc:date>2024-08-09T09:22:03.859531327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45" meta:non-whitespace-character-count="45"/>
    <meta:generator>LibreOffice/6.4.7.2$Linux_X86_64 LibreOffice_project/40$Build-2</meta:generator>
  </office:meta>
</office:document-meta>
</file>